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3c15" officeooo:paragraph-rsid="00163c15"/>
    </style:style>
    <style:style style:name="P2" style:family="paragraph" style:parent-style-name="Text_20_body">
      <style:text-properties officeooo:rsid="00163c15" officeooo:paragraph-rsid="0017015b"/>
    </style:style>
    <style:style style:name="P3" style:family="paragraph" style:parent-style-name="Standard">
      <style:text-properties officeooo:rsid="00116953" officeooo:paragraph-rsid="00116953"/>
    </style:style>
    <style:style style:name="P4" style:family="paragraph" style:parent-style-name="Standard">
      <style:text-properties officeooo:rsid="00116953" officeooo:paragraph-rsid="001f64dd"/>
    </style:style>
    <style:style style:name="P5" style:family="paragraph" style:parent-style-name="Standard">
      <style:text-properties officeooo:rsid="001250d7" officeooo:paragraph-rsid="001250d7"/>
    </style:style>
    <style:style style:name="P6" style:family="paragraph" style:parent-style-name="Standard">
      <style:text-properties officeooo:rsid="001352b6" officeooo:paragraph-rsid="001352b6"/>
    </style:style>
    <style:style style:name="P7" style:family="paragraph" style:parent-style-name="Standard">
      <style:text-properties officeooo:rsid="0013cf91" officeooo:paragraph-rsid="0013cf91"/>
    </style:style>
    <style:style style:name="P8" style:family="paragraph" style:parent-style-name="Standard">
      <style:text-properties officeooo:rsid="00182204" officeooo:paragraph-rsid="00182204"/>
    </style:style>
    <style:style style:name="P9" style:family="paragraph" style:parent-style-name="Standard">
      <style:text-properties fo:font-weight="bold" officeooo:rsid="001c61fe" officeooo:paragraph-rsid="001c61fe" style:font-weight-asian="bold" style:font-weight-complex="bold"/>
    </style:style>
    <style:style style:name="P10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11" style:family="paragraph" style:parent-style-name="Text_20_body">
      <style:text-properties officeooo:rsid="0017015b" officeooo:paragraph-rsid="0017015b"/>
    </style:style>
    <style:style style:name="P12" style:family="paragraph" style:parent-style-name="Standard">
      <style:text-properties officeooo:rsid="001e4eeb" officeooo:paragraph-rsid="001e4eeb"/>
    </style:style>
    <style:style style:name="P13" style:family="paragraph" style:parent-style-name="Standard">
      <style:text-properties officeooo:rsid="0020ccf2" officeooo:paragraph-rsid="0020ccf2"/>
    </style:style>
    <style:style style:name="P14" style:family="paragraph" style:parent-style-name="Standard">
      <style:text-properties officeooo:rsid="00211e24" officeooo:paragraph-rsid="00211e24"/>
    </style:style>
    <style:style style:name="P15" style:family="paragraph" style:parent-style-name="Standard">
      <style:text-properties officeooo:rsid="00249123" officeooo:paragraph-rsid="00249123"/>
    </style:style>
    <style:style style:name="P16" style:family="paragraph" style:parent-style-name="Text_20_body">
      <style:text-properties officeooo:rsid="002c1dc3" officeooo:paragraph-rsid="002c1dc3"/>
    </style:style>
    <style:style style:name="P17" style:family="paragraph" style:parent-style-name="Heading_20_1">
      <style:text-properties officeooo:rsid="00163c15" officeooo:paragraph-rsid="00163c15"/>
    </style:style>
    <style:style style:name="P18" style:family="paragraph" style:parent-style-name="Standard">
      <style:text-properties officeooo:rsid="001250d7" officeooo:paragraph-rsid="001250d7"/>
    </style:style>
    <style:style style:name="P19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20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21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22" style:family="paragraph" style:parent-style-name="Text_20_body">
      <style:text-properties officeooo:rsid="0034e8a2" officeooo:paragraph-rsid="00369ffa"/>
    </style:style>
    <style:style style:name="P23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24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25" style:family="paragraph" style:parent-style-name="Text_20_body">
      <style:text-properties officeooo:rsid="0034e8a2" officeooo:paragraph-rsid="0040a430"/>
    </style:style>
    <style:style style:name="P26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27" style:family="paragraph" style:parent-style-name="Text_20_body">
      <style:text-properties officeooo:rsid="00354461" officeooo:paragraph-rsid="00354461"/>
    </style:style>
    <style:style style:name="P28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29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30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31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32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33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34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35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36" style:family="paragraph" style:parent-style-name="Text_20_body">
      <style:text-properties officeooo:rsid="00395a4d" officeooo:paragraph-rsid="00395a4d"/>
    </style:style>
    <style:style style:name="P37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38" style:family="paragraph" style:parent-style-name="Text_20_body">
      <style:text-properties officeooo:rsid="003b9899" officeooo:paragraph-rsid="003b9899"/>
    </style:style>
    <style:style style:name="P39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T1" style:family="text">
      <style:text-properties officeooo:rsid="001352b6"/>
    </style:style>
    <style:style style:name="T2" style:family="text">
      <style:text-properties officeooo:rsid="001701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bb3a" style:font-weight-asian="bold" style:font-weight-complex="bold"/>
    </style:style>
    <style:style style:name="T5" style:family="text">
      <style:text-properties officeooo:rsid="001ebb3a"/>
    </style:style>
    <style:style style:name="T6" style:family="text">
      <style:text-properties officeooo:rsid="001f64dd"/>
    </style:style>
    <style:style style:name="T7" style:family="text">
      <style:text-properties officeooo:rsid="002048f1"/>
    </style:style>
    <style:style style:name="T8" style:family="text">
      <style:text-properties officeooo:rsid="0020ccf2"/>
    </style:style>
    <style:style style:name="T9" style:family="text">
      <style:text-properties officeooo:rsid="002279b1"/>
    </style:style>
    <style:style style:name="T10" style:family="text">
      <style:text-properties officeooo:rsid="00251b4c"/>
    </style:style>
    <style:style style:name="T11" style:family="text">
      <style:text-properties officeooo:rsid="002ac288"/>
    </style:style>
    <style:style style:name="T12" style:family="text">
      <style:text-properties officeooo:rsid="00354461"/>
    </style:style>
    <style:style style:name="T13" style:family="text">
      <style:text-properties officeooo:rsid="00369ffa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37ad9a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officeooo:rsid="0039eda6"/>
    </style:style>
    <style:style style:name="T18" style:family="text">
      <style:text-properties officeooo:rsid="003ae943"/>
    </style:style>
    <style:style style:name="T19" style:family="text">
      <style:text-properties officeooo:rsid="003b9899"/>
    </style:style>
    <style:style style:name="T20" style:family="text">
      <style:text-properties officeooo:rsid="003c037c"/>
    </style:style>
    <style:style style:name="T21" style:family="text">
      <style:text-properties officeooo:rsid="003cc600"/>
    </style:style>
    <style:style style:name="T22" style:family="text">
      <style:text-properties officeooo:rsid="0040a430"/>
    </style:style>
    <style:style style:name="T23" style:family="text">
      <style:text-properties officeooo:rsid="0041e916"/>
    </style:style>
    <style:style style:name="T24" style:family="text">
      <style:text-properties officeooo:rsid="0042db3d"/>
    </style:style>
    <style:style style:name="T25" style:family="text">
      <style:text-properties officeooo:rsid="004574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et CLI arguments</text:p>
      <text:p text:style-name="P8">sys.arsv[1] – a list of arguments, [0] is a name of .py file</text:p>
      <text:p text:style-name="P3"/>
      <text:h text:style-name="Heading_20_1" text:outline-level="1">Format string</text:h>
      <text:p text:style-name="P3">“<text:span text:style-name="T6">arg</text:span><text:span text:style-name="T7">s</text:span><text:span text:style-name="T6"> {} {}</text:span>”.<text:span text:style-name="T6">format(1, 2)</text:span></text:p>
      <text:p text:style-name="P4">“<text:span text:style-name="T6">arg</text:span><text:span text:style-name="T7">s</text:span><text:span text:style-name="T6"> {0} {1}</text:span>”.<text:span text:style-name="T6">format(1, 2)</text:span></text:p>
      <text:p text:style-name="P4">“<text:span text:style-name="T7">args {a} {b}”.format(a=1, b=2)</text:span></text:p>
      <text:p text:style-name="P4">“<text:span text:style-name="T8">args </text:span><text:span text:style-name="T9">{0[a]} {1[b]}</text:span>”.<text:span text:style-name="T9">format({‘a’: 1}, {‘b’: 2})</text:span></text:p>
      <text:p text:style-name="P15"><text:span text:style-name="T3">spec. format of args:</text:span> “arg {a:&lt;spec. of argument’s format&gt;}”</text:p>
      <text:p text:style-name="P15">{:3d} – reserve 3 positions for int: 1 → “ <text:s/>1” but 1000 → “ 1000”</text:p>
      <text:p text:style-name="P15">{:.3f} – 3 decimal digits: 0.1234 → “0.123”</text:p>
      <text:p text:style-name="P15">{:2.3f} – 2 positions for int part(like 2d <text:span text:style-name="T10">but without leading spaces</text:span>) and limit 3 for decimal(like .3f)</text:p>
      <text:p text:style-name="P4"/>
      <text:h text:style-name="Heading_20_1" text:outline-level="1">Useful <text:span text:style-name="T11">syntax</text:span></text:h>
      <text:p text:style-name="P9">Access global var i inside function f()</text:p>
      <text:p text:style-name="P10">def f(): <text:span text:style-name="T3">global</text:span> i, j, ...</text:p>
      <text:p text:style-name="P3"/>
      <text:p text:style-name="P12"><text:span text:style-name="T3">Set </text:span><text:span text:style-name="T4">(not)</text:span><text:span text:style-name="T3">contains value</text:span>: v in s; <text:span text:style-name="T5">v not it s</text:span></text:p>
      <text:p text:style-name="P12"/>
      <text:p text:style-name="P13"><text:span text:style-name="T3">Pass array items as positional args</text:span>:</text:p>
      <text:p text:style-name="P13">def f(a, b, c): …</text:p>
      <text:p text:style-name="P13">args = [1, 2, 3]</text:p>
      <text:p text:style-name="P13">f(<text:span text:style-name="T3">*args</text:span>) same as f(args[0], args[1], args[2])</text:p>
      <text:p text:style-name="P13"/>
      <text:p text:style-name="P13"><text:span text:style-name="T3">Pass dict as kw-args</text:span>:</text:p>
      <text:p text:style-name="P14">def f(*, a, b): …</text:p>
      <text:p text:style-name="P14">args = {‘a’: 1, ‘b’: 2}</text:p>
      <text:p text:style-name="P14">f(<text:span text:style-name="T3">**args</text:span>) same as f(a = args[‘a’], b=args[‘b’])</text:p>
      <text:h text:style-name="P17" text:outline-level="1">Raise/catch exceptions</text:h>
      <text:p text:style-name="P2"><text:span text:style-name="T2">t</text:span>ry:</text:p>
      <text:p text:style-name="P2"><text:tab/>raise SomeException</text:p>
      <text:p text:style-name="P1">except SomeException: …</text:p>
      <text:p text:style-name="P1">except OtherException as e: …</text:p>
      <text:p text:style-name="P2">except: …</text:p>
      <text:p text:style-name="P11">else: “executed if there is no error”</text:p>
      <text:p text:style-name="P11">finally: “break, continue, return will suppress exception”</text:p>
      <text:h text:style-name="Heading_20_1" text:outline-level="1"><text:soft-page-break/>Operations with datastructures</text:h>
      <text:p text:style-name="P16">Get keys of dict: d.keys()</text:p>
      <text:h text:style-name="Heading_20_1" text:outline-level="1">Operations with paths(in file system)</text:h>
      <text:p text:style-name="P5">Get file/folder name: os.path.basename(“…..”) → str</text:p>
      <text:p text:style-name="P6">Get parent folder of a file: os.path.dirname(“usr/home/file.bin”) → “usr/home”</text:p>
      <text:p text:style-name="P7">Combine path using correct separators: os.path.join(“<text:span text:style-name="T1">usr/home”, “</text:span>file.bin<text:span text:style-name="T1">”</text:span>) → “usr/home/file.bin”</text:p>
      <text:p text:style-name="P5">Get filename and extention: os.path.splitext(“hello.txt”) → (“hello”, “.txt”)</text:p>
      <text:p text:style-name="P5"/>
      <text:h text:style-name="Heading_20_1" text:outline-level="1">Invoke C++ code(using SWIG)</text:h>
      <text:p text:style-name="P30">Prepare interface file(for example mylib.i)</text:p>
      <text:p text:style-name="P19">// define name of a module</text:p>
      <text:p text:style-name="P19">%module <text:span text:style-name="T3">mylib</text:span></text:p>
      <text:p text:style-name="P19">// this will be included in wrapper “as is”, add here whatever is needed for wrapper compilation</text:p>
      <text:p text:style-name="P19">%{</text:p>
      <text:p text:style-name="P19">#include "library.h"</text:p>
      <text:p text:style-name="P19">#include "vector.h"</text:p>
      <text:p text:style-name="P19">%}</text:p>
      <text:p text:style-name="P19">// all in headers will be exposed - the easiest way to define what will be exposed to python</text:p>
      <text:p text:style-name="P19">%include library.h</text:p>
      <text:p text:style-name="P19">%include vector.h</text:p>
      <text:p text:style-name="P19">// <text:span text:style-name="T24">to interpret int8_t, uint32_t types correctly</text:span></text:p>
      <text:p text:style-name="P20">%<text:span text:style-name="T24">include stdint.i</text:span></text:p>
      <text:p text:style-name="P19">// <text:span text:style-name="T20">also may define what to expose in this way</text:span></text:p>
      <text:p text:style-name="P19">int foo;</text:p>
      <text:p text:style-name="P19">int <text:span text:style-name="T20">some_method</text:span>(int x);</text:p>
      <text:p text:style-name="P19"/>
      <text:p text:style-name="P19"/>
      <text:p text:style-name="P29">Run SWIG</text:p>
      <text:p text:style-name="P25">swig -c++ -python -ID:\project\<text:span text:style-name="T13">src</text:span> -<text:span text:style-name="T12">o </text:span>mylib_wrap.cxx<text:span text:style-name="T12"> </text:span>-outdir ..\src\native mylib.i</text:p>
      <text:p text:style-name="P21">-<text:span text:style-name="T13">c++ - use if code in C++, not needed for C</text:span></text:p>
      <text:p text:style-name="P21">-<text:span text:style-name="T13">python – target language</text:span></text:p>
      <text:p text:style-name="P23">-ID:\project\<text:span text:style-name="T13">src – folder with sources; needed when mylib.i placed separately from sources</text:span></text:p>
      <text:p text:style-name="P26">-<text:span text:style-name="T13">o </text:span>mylib_wrap.cxx<text:span text:style-name="T13"> – </text:span><text:span text:style-name="T22">file(path)</text:span><text:span text:style-name="T13"> for c++ wrapper code; optional, </text:span><text:span text:style-name="T23">there is a default naming strategy</text:span></text:p>
      <text:p text:style-name="P23">..\src\native – <text:span text:style-name="T13">folder for python wrapper code</text:span></text:p>
      <text:p text:style-name="P22"/>
      <text:p text:style-name="P31"><text:soft-page-break/>Prepare setup.py for building shared library(.pyd <text:span text:style-name="T15">file</text:span>)</text:p>
      <text:p text:style-name="P21">from setuptools import Extension, setup</text:p>
      <text:p text:style-name="P21">mylib_module = Extension(</text:p>
      <text:p text:style-name="P35"># notice _, <text:span text:style-name="T18">string of how it will be imported</text:span></text:p>
      <text:p text:style-name="P21"><text:s text:c="4"/>name="<text:span text:style-name="T16">_mylib</text:span>",</text:p>
      <text:p text:style-name="P24"><text:s text:c="4"/>sources=[r"mylib_wrap.cxx", r"D:\project\<text:span text:style-name="T13">src</text:span>\vector.cpp", r"D:\project\<text:span text:style-name="T13">src</text:span>\library.cpp"],</text:p>
      <text:p text:style-name="P35"># folders with headers</text:p>
      <text:p text:style-name="P24"><text:s text:c="4"/>include_dirs=[r"D:\project\<text:span text:style-name="T13">src</text:span>"])</text:p>
      <text:p text:style-name="P21">setup(ext_modules=[mylib_module])</text:p>
      <text:p text:style-name="P21"/>
      <text:p text:style-name="P32">Create shared library</text:p>
      <text:p text:style-name="P36">python setup.py build_ext –build-lib=..\src\native</text:p>
      <text:p text:style-name="P37">–build-lib=..\src\native – folder for .pyd file, should be near mylib.py</text:p>
      <text:p text:style-name="P37">--build-temp<text:span text:style-name="T17">=. - folder for temp. files(will be created while building)</text:span></text:p>
      <text:p text:style-name="P33"/>
      <text:p text:style-name="P33">Use in <text:span text:style-name="T19">code</text:span></text:p>
      <text:p text:style-name="P38">mylib.some_method()</text:p>
      <text:p text:style-name="P28"/>
      <text:p text:style-name="P34">Possible problems</text:p>
      <text:p text:style-name="P39">C++ compiler may modify method names in shared lib.(called name mangling on decoration). <text:span text:style-name="T25">This should not happen(because of wrapper) but here is possible solution:</text:span></text:p>
      <text:p text:style-name="P39"><text:span text:style-name="T21">Write extern "C" before method </text:span><text:span text:style-name="T25">declaration</text:span><text:span text:style-name="T21">: extern "C" int method();</text:span></text:p>
      <text:p text:style-name="P28"/>
      <text:p text:style-name="P28">Other SWIG options</text:p>
      <text:p text:style-name="P27">swig -hel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0T17:17:12.216000000</dc:date>
    <meta:editing-duration>PT12H37M44S</meta:editing-duration>
    <meta:editing-cycles>39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82" meta:word-count="476" meta:character-count="3225" meta:non-whitespace-character-count="2809"/>
  </office:meta>
</office:document-meta>
</file>